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SDL<text:line-break/>=====<text:line-break/></text:p>
      <text:p text:style-name="Standard">*Clean* Up JSDL</text:p>
      <text:p text:style-name="Standard"/>
      <text:p text:style-name="Standard">Questions to the core specification GFD136 including POSIX Extension:</text:p>
      <text:p text:style-name="Standard">Are there mandatory elements that we think are irrelevant. </text:p>
      <text:p text:style-name="Standard">Are there optional elements that we think are mandatory. </text:p>
      <text:p text:style-name="Standard">Are the semantics well defined?</text:p>
      <text:p text:style-name="Standard"/>
      <text:p text:style-name="Standard">Create a list of list of elements that we need. </text:p>
      <text:p text:style-name="Standard">Identify which are existing and which are missing. </text:p>
      <text:p text:style-name="Standard"/>
      <text:p text:style-name="Standard">JSDL experience document errata for JSDL core. <text:s/>Use this feedback to start the process. </text:p>
      <text:p text:style-name="Standard"/>
      <text:p text:style-name="Standard">1 starting merge UNICORE =ARC reply of experiences doc → intersection of JSDL mandatory</text:p>
      <text:p text:style-name="Standard">2 Then compare merge document with gLite JSDL → intersection of middlewares with respect to JSDL</text:p>
      <text:p text:style-name="Standard"/>
      <text:p text:style-name="Standard">How to structure the GIN JSDL? Which elements to use?</text:p>
      <text:p text:style-name="Standard">Core JSDL Elements</text:p>
      <text:p text:style-name="Standard">Job identification</text:p>
      <text:p text:style-name="Standard">Application</text:p>
      <text:p text:style-name="Standard">Resource's</text:p>
      <text:p text:style-name="Standard">Data Staging</text:p>
      <text:p text:style-name="Standard"/>
      <text:p text:style-name="Standard">3 Identify missing element required for UNICORE, ARC, gLIte.</text:p>
      <text:p text:style-name="Standard">3b) Check pull data staging is fully supported. </text:p>
      <text:p text:style-name="Standard"/>
      <text:p text:style-name="Standard">4 Is this element defined in some HPC/PA, HPCSPMD, POSIX...? If so copy the naming and semantics. </text:p>
      <text:p text:style-name="Standard"/>
      <text:p text:style-name="Standard">Which elements from the following extensions are important. <text:s/></text:p>
      <text:p text:style-name="Standard">Application Extension (GFD111)</text:p>
      <text:p text:style-name="Standard">SPMD Application Extension(GFD115)</text:p>
      <text:p text:style-name="Standard">File Staging Profile(GFD135)</text:p>
      <text:p text:style-name="Standard"/>
      <text:p text:style-name="Standard">6) How to specify data sources. (DMI)</text:p>
      <text:p text:style-name="Standard">Input scripts, Data files, application software, databases?</text:p>
      <text:p text:style-name="Standard">Encoding queries in the URL eg http with php script? </text:p>
      <text:p text:style-name="Standard"/>
      <text:p text:style-name="Standard">Simple starting point: URL, + Type </text:p>
      <text:p text:style-name="Standard">use EPR's instead of URL?</text:p>
      <text:p text:style-name="Standard"/>
      <text:p text:style-name="Standard">More complexity may be required. eg.</text:p>
      <text:p text:style-name="Standard">How do we deal with LFNs? <text:s/>Name + Meta data catalog URL?</text:p>
      <text:p text:style-name="Standard">Maybe necessary to add an additional element to describe a meta data catalog.</text:p>
      <text:p text:style-name="Standard"><text:soft-page-break/></text:p>
      <text:p text:style-name="Standard">7) Define GIN extension. (GIN Production Profile)</text:p>
      <text:p text:style-name="Standard"/>
      <text:p text:style-name="Standard"><text:line-break/>8) How to express requirements based on information published in Glue.</text:p>
      <text:p text:style-name="Standard">JSDL wraps query.</text:p>
      <text:p text:style-name="Standard">(Requirements are expressed as an xpath/xquery)</text:p>
      <text:p text:style-name="Standard"/>
      <text:p text:style-name="Standard">Embed a flat Glue structure as the requirements. </text:p>
      <text:p text:style-name="Standard">How do we do “and” “or” “if” “not” “nor”<text:line-break/></text:p>
      <text:p text:style-name="Standard">Obsolete ranges(Upper bounds and Lower bounds), use xquery for complex inequalities.</text:p>
      <text:p text:style-name="Standard"/>
      <text:p text:style-name="Standard">What to do with none interpreted elements?</text:p>
      <text:p text:style-name="Standard">Use the concept of strictness. The user can specify in the JSDL how strict the acceptant of the JSDL should be. <text:s/>Requested compatibility level. <text:s/>Compare with soap header mechanisms for similar. </text:p>
      <text:p text:style-name="Standard">The current BES method to reject all uninterpreted JSDL elements is to coarse. </text:p>
      <text:p text:style-name="Standard">Nordugrid does not reject </text:p>
      <text:p text:style-name="Standard">Cream and Unicore reject (strictly following specification)</text:p>
      <text:p text:style-name="Standard"/>
      <text:p text:style-name="Standard">Take a look at the extensions (Together)</text:p>
      <text:p text:style-name="Standard"/>
      <text:p text:style-name="Standard">WMProxy is only using the POSIX extensions.</text:p>
      <text:p text:style-name="Standard">Would like to see:</text:p>
      <text:p text:style-name="Standard">Virtual Organization:</text:p>
      <text:p text:style-name="Standard">Rank: How the priority of the ranting is handle, eg, which attribute should be taken.</text:p>
      <text:p text:style-name="Standard">FuzzyRank: Same as Rank but using a different algorithm. </text:p>
      <text:p text:style-name="Standard">UserTag: User defined tag. </text:p>
      <text:p text:style-name="Standard">Expiretime: Remove the job from the queue after this time. <text:s/></text:p>
      <text:p text:style-name="Standard">Prologue: <text:s/>Executable to run before the job is started. </text:p>
      <text:p text:style-name="Standard">Epilogue: <text:s/>Executable to run after the job has finished. </text:p>
      <text:p text:style-name="Standard">OutputStorageEndpoint: <text:s/>URL of the storage element. (Data staging out requires an endpoint which is currently missing)</text:p>
      <text:p text:style-name="Standard"/>
      <text:p text:style-name="Standard">NorduGrid Extensions</text:p>
      <text:p text:style-name="Standard">CredentialServer: eg (MyProxy Endpoint)</text:p>
      <text:p text:style-name="Standard">RemoteLogging: Target location for accounting data. </text:p>
      <text:p text:style-name="Standard">ReRuns: The number of retries. </text:p>
      <text:p text:style-name="Standard">Notify: Email address to which defined job notifications should be sent. </text:p>
      <text:p text:style-name="Standard">ProcessingStartTime: Time before which the job processing should not start including data staging.</text:p>
      <text:p text:style-name="Standard">AccessControl: Who else can manipulate the job. </text:p>
      <text:p text:style-name="Standard">LocalLogging: local grid service directory where logging should go. </text:p>
      <text:p text:style-name="Standard">GridTimeLimit: Scale requested running time based on some benchmark. </text:p>
      <text:p text:style-name="Standard">RunTimeEnvironment: Pre installed software tag. </text:p>
      <text:p text:style-name="Standard">Middleware: Which Middleware tag to use. </text:p>
      <text:p text:style-name="Standard">CandidateTarget: <text:s/>Endpoint where to run including queue</text:p>
      <text:p text:style-name="Standard"><text:soft-page-break/>HostName: Part of the candate target. </text:p>
      <text:p text:style-name="Standard">QueueName: Part of the candidate target. </text:p>
      <text:p text:style-name="Standard">SessionLifeTime: How long the information about the job is available after the job has finished. <text:s text:c="3"/></text:p>
      <text:p text:style-name="Standard">IsExecutable: Extension for data staging. </text:p>
      <text:p text:style-name="Standard"/>
      <text:p text:style-name="Standard">Incorporate SPMD (GFD115). </text:p>
      <text:p text:style-name="Standard">Required as some attributes need to be passed to the LRMS for scheduling and not used for match matching. </text:p>
      <text:p text:style-name="Standard">But we require the SMP elements for describing parallel jobs. </text:p>
      <text:p text:style-name="Standard"/>
      <text:p text:style-name="Standard">Number of Processes</text:p>
      <text:p text:style-name="Standard">Number Processes per host</text:p>
      <text:p text:style-name="Standard">Number of Threads per process</text:p>
      <text:p text:style-name="Standard">Type of MPI</text:p>
      <text:p text:style-name="Standard"/>
      <text:p text:style-name="Standard">How to inform the LRMS that you want the jobs to run on the same host?</text:p>
      <text:p text:style-name="Standard">Define environments and request the environment. </text:p>
      <text:p text:style-name="Standard"/>
      <text:p text:style-name="Standard">How do we integrate into GIN profile?</text:p>
      <text:p text:style-name="Standard">Morris thinks that the semantics descriptions of this document require more work. There is fundamental differences between the different architectures. </text:p>
      <text:p text:style-name="Standard"/>
      <text:p text:style-name="Standard">HPC Profile (GFD111) - <text:s/>Not needed </text:p>
      <text:p text:style-name="Standard"/>
      <text:p text:style-name="Standard">File Staging Profile (GFD135) – Will not use</text:p>
      <text:p text:style-name="Standard"/>
      <text:p text:style-name="Standard">BES<text:line-break/>===</text:p>
      <text:p text:style-name="Standard"/>
      <text:p text:style-name="Standard">BES Factory</text:p>
      <text:p text:style-name="Standard">---------------</text:p>
      <text:p text:style-name="Standard">CreateActivity seems to be ok, suggestion on supporting multiple activity creations. Not for the moment. </text:p>
      <text:p text:style-name="Standard">What to do with the unsupported elements from the JSDL?</text:p>
      <text:p text:style-name="Standard">The create activity response should not contain the activity document. </text:p>
      <text:p text:style-name="Standard"/>
      <text:p text:style-name="Standard">Need a ChangeState Operation. </text:p>
      <text:p text:style-name="Standard">Need a parameter in the CreateActivity to halt before specific state transitions. </text:p>
      <text:p text:style-name="Standard">Do we need to expose this to the user? Submit option and consider an addition to JSDL.</text:p>
      <text:p text:style-name="Standard"/>
      <text:p text:style-name="Standard"><text:s text:c="2"/></text:p>
      <text:p text:style-name="Standard">GetActivityStatuses</text:p>
      <text:p text:style-name="Standard">This should require at least one activity. </text:p>
      <text:p text:style-name="Standard">Use the BES state model which will be extended. </text:p>
      <text:p text:style-name="Standard"/>
      <text:p text:style-name="Standard">GetActivityDocuments</text:p>
      <text:p text:style-name="Standard"><text:soft-page-break/>This should require at least one activity.</text:p>
      <text:p text:style-name="Standard">Require a parameter to specify the Type of activity document. Type is enumerated, GLUE, JSDL, most recent JSDL, accounting record (usage record), ....</text:p>
      <text:p text:style-name="Standard">Consider whether multiple types should be allowed in one call. </text:p>
      <text:p text:style-name="Standard"/>
      <text:p text:style-name="Standard"/>
      <text:p text:style-name="Standard">GetFactoryAttributesDocument</text:p>
      <text:p text:style-name="Standard">Always show the minimal BES attributes to maintain compatibility.</text:p>
      <text:p text:style-name="Standard">Add a type to request the type of document. This will also return the minimal BES attributes to maintain compatibility. <text:s/>Type is enumerated BES, GLUE, </text:p>
      <text:p text:style-name="Standard"/>
      <text:p text:style-name="Standard">Add Verbosity enumeration: <text:s/>Resource Description, + EPRs, + Job Activity Information</text:p>
      <text:p text:style-name="Standard">or</text:p>
      <text:p text:style-name="Standard">Add a Filter to control the verbosity.</text:p>
      <text:p text:style-name="Standard"/>
      <text:p text:style-name="Standard"/>
      <text:p text:style-name="Standard">TerminateActivities </text:p>
      <text:p text:style-name="Standard"/>
      <text:p text:style-name="Standard">Add PurgeActivities, with paramter to kill running jobs. By default running activities are not purge and an error message is returned. </text:p>
      <text:p text:style-name="Standard"/>
      <text:p text:style-name="Standard">For the GIN production profile the Activity port type is not required. </text:p>
      <text:p text:style-name="Standard">Note: <text:s/>it may be required for data staging and if so will revisit this topic. </text:p>
      <text:p text:style-name="Standard"/>
      <text:p text:style-name="Standard">Note: To consider the work of the work of the information services group. </text:p>
      <text:p text:style-name="Standard">Until then, then information is available and query processing will be done in the client. </text:p>
      <text:p text:style-name="Standard"/>
      <text:p text:style-name="Standard">For the GIN production profile the Management Port type is not mandatory. </text:p>
      <text:p text:style-name="Standard"/>
      <text:p text:style-name="Standard"/>
      <text:p text:style-name="Standard">Put a strong requirement on the epr that it should contain minimal information.</text:p>
      <text:p text:style-name="Standard"><text:line-break/>Data Staging</text:p>
      <text:p text:style-name="Standard"/>
      <text:p text:style-name="Standard">Add the staging URLs to the response message of the CreateActivity operation but not into the epr by using the standard extensibility of BES operations. </text:p>
      <text:p text:style-name="Standard">This information must be available in the activity document. </text:p>
      <text:p text:style-name="Standard">Need to check what Glue Attribute to use. </text:p>
      <text:p text:style-name="Standard"/>
      <text:p text:style-name="Standard">It should check the JSDL document for staging in and staging out requests. Throw an unsupported data staging fault. </text:p>
      <text:p text:style-name="Standard">There is a Glue attribute for publishing data staging capabilities. Attribute of the computing endpoint. </text:p>
      <text:p text:style-name="Standard"/>
      <text:p text:style-name="Standard">The URL directory locations to get the output data is found in the activity document. </text:p>
      <text:p text:style-name="Standard">Note: Recursive gets should be supported. </text:p>
      <text:p text:style-name="Standard"/>
      <text:p text:style-name="Standard"><text:soft-page-break/></text:p>
      <text:p text:style-name="Standard"><text:line-break/>BES state model. </text:p>
      <text:p text:style-name="Standard">Pending</text:p>
      <text:p text:style-name="Standard">Running</text:p>
      <text:p text:style-name="Standard">Three final states, Finished, Failed and Terminated</text:p>
      <text:p text:style-name="Standard"/>
      <text:p text:style-name="Standard">ARC Internal States: Accepted, Preparing, Prepared, Submitting, Executing (State where the job is in the batch system), Executed, Finishing, Finished, Failed, Killing, Canceled, Deleted, </text:p>
      <text:p text:style-name="Standard"/>
      <text:p text:style-name="Standard"/>
      <text:p text:style-name="Standard">BES Running state = Activity Active.</text:p>
      <text:p text:style-name="Standard">All active state are a sub state of the Running state. </text:p>
      <text:p text:style-name="Standard"/>
      <text:p text:style-name="Standard">New sub states for the moving data phases: Staging In, Staged In, Staging Out, Stated Out.</text:p>
      <text:p text:style-name="Standard"><text:s/></text:p>
      <text:p text:style-name="Standard">Suggestion for hierarchical state model.</text:p>
      <text:p text:style-name="Standard">Running:Stage In: Staging</text:p>
      <text:p text:style-name="Standard">Running:Stage In: Staged</text:p>
      <text:p text:style-name="Standard"/>
      <text:p text:style-name="Standard">First Level,</text:p>
      <text:p text:style-name="Standard">Running; Stage In, LRMS (Assigned), Stage Out, Terminating.</text:p>
      <text:p text:style-name="Standard"/>
      <text:p text:style-name="Standard">Assigned: Activity is delegated to another service and nesting states is possible. </text:p>
      <text:p text:style-name="Standard"/>
      <text:p text:style-name="Standard">Second Levels</text:p>
      <text:p text:style-name="Standard">Running:Stage In: Staging</text:p>
      <text:p text:style-name="Standard">Running:Stage In: Staged</text:p>
      <text:p text:style-name="Standard"/>
      <text:p text:style-name="Standard">Running : LRMS : Submitted</text:p>
      <text:p text:style-name="Standard">Running : LRMS : Queued</text:p>
      <text:p text:style-name="Standard">Running : LRMS : Running</text:p>
      <text:p text:style-name="Standard">Running : LRMS : Finished</text:p>
      <text:p text:style-name="Standard">Running : LRMS : Hold</text:p>
      <text:p text:style-name="Standard">Running : LRMS : Other</text:p>
      <text:p text:style-name="Standard"/>
      <text:p text:style-name="Standard">Running:Stage Out: Staging</text:p>
      <text:p text:style-name="Standard">Running:Stage Out: Staged</text:p>
      <text:p text:style-name="Standard"/>
      <text:p text:style-name="Standard">WMS example with a BES delegating and activity to another BES (nesting states)</text:p>
      <text:p text:style-name="Standard"/>
      <text:p text:style-name="Standard">Running:Assigned:Running:LRMS:Queued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ow to select a computing share when submitting a computing activity to BES. <text:line-break/></text:p>
      <text:p text:style-name="Standard">Add a parameter CandidateTarget to the JSDL. This parameter is passed to the LRMS. </text:p>
      <text:p text:style-name="Standard">The Candidate Target Object is the BES endpoint plus the queue.</text:p>
      <text:p text:style-name="Standard"/>
      <text:p text:style-name="Standard">BES should be able to accept none interpreted JSDL elements if the user has requested this functionality by setting the respective parameter in the JSDL</text:p>
      <text:p text:style-name="Standard"/>
      <text:p text:style-name="Standard">Go though BES extensions:</text:p>
      <text:p text:style-name="Standard">HPC Basic Profile: Will go through document and move any relevant points, but will not reference the specification.</text:p>
      <text:p text:style-name="Standard">File Staging Profile: State Model is the same the the first level but we provide more details, may consider the Error reporting in section 4.1</text:p>
      <text:p text:style-name="Standard">Advanced Filtering Profile: This is too advanced for the moment, we will just return the whole document. Any filtering should be done by the client.</text:p>
      <text:p text:style-name="Standard"/>
      <text:p text:style-name="Standard">Changes that we would to make which would break BES:</text:p>
      <text:p text:style-name="Standard">The need to carry the old junk from the BES activity and factory documents.</text:p>
      <text:p text:style-name="Standard">Do we really need the epr for the job id. <text:s/></text:p>
      <text:p text:style-name="Standard"/>
      <text:p text:style-name="Standard">Glue<text:line-break/>====<text:line-break/>Glue 2.0 next steps </text:p>
      <text:p text:style-name="Standard">Wait until Singapore</text:p>
      <text:p text:style-name="Standard">Restart phone meeting to address comments. </text:p>
      <text:p text:style-name="Standard">Short public comment (10 days? )</text:p>
      <text:p text:style-name="Standard">GSFG check . </text:p>
      <text:p text:style-name="Standard">Editor: Final</text:p>
      <text:p text:style-name="Standard"/>
      <text:p text:style-name="Standard">est. End Nov</text:p>
      <text:p text:style-name="Standard"/>
      <text:p text:style-name="Standard">Adoption plans.<text:line-break/>EGEE</text:p>
      <text:p text:style-name="Standard">Rollout schema after document has been finalized (2 weeks - 2 months).</text:p>
      <text:p text:style-name="Standard">Update Information Providers ( 6 months )</text:p>
      <text:p text:style-name="Standard">Removal of the 1.3 schema after migration of the middleware (1 - 2 years)</text:p>
      <text:p text:style-name="Standard"/>
      <text:p text:style-name="Standard">ARC</text:p>
      <text:p text:style-name="Standard">Information Providers (6 months )</text:p>
      <text:p text:style-name="Standard">Full use of information in ARC ( 1 year )</text:p>
      <text:p text:style-name="Standard"/>
      <text:p text:style-name="Standard">GIN Glue Profile. <text:s/>Optional Values <text:span text:style-name="T1">→</text:span> Must Values</text:p>
      <text:p text:style-name="Standard"/>
      <text:p text:style-name="Standard">Unicore</text:p>
      <text:p text:style-name="Standard">Information Providers (6 months )</text:p>
      <text:p text:style-name="Standard"><text:soft-page-break/>Full use of information in Unicore ( 6 – 1 year )</text:p>
      <text:p text:style-name="Standard"/>
      <text:p text:style-name="Standard">Public vs private parts of Glue. The activity document and GlueJobStatus may be private. Policies may also be private. </text:p>
      <text:p text:style-name="Standard"/>
      <text:p text:style-name="Standard">Privacy levels All, User, VO, Gird Operators, Service Administrators. </text:p>
      <text:p text:style-name="Standard"/>
      <text:p text:style-name="Standard">This has to be discussed with the Security group, maybe the need to define the profile. . <text:s/></text:p>
      <text:p text:style-name="Standard"/>
      <text:p text:style-name="Standard">WS-RF<text:line-break/>====<text:line-break/>This is optional but we will define how it should be used. </text:p>
      <text:p text:style-name="Standard">Minimal subset of WS-RF which is supported.</text:p>
      <text:p text:style-name="Standard">GetResourcePropertyDocument</text:p>
      <text:p text:style-name="Standard">Will be defined by ARC and Unicore. <text:line-break/><text:line-break/></text:p>
      <text:p text:style-name="Standard">Security<text:line-break/>======<text:line-break/>How to handle delegation – This will be address in the GIN session in Singapore.</text:p>
      <text:p text:style-name="Standard">Need to have a security section but will discuss with the Security Group.<text:line-break/><text:line-break/>Other<text:line-break/>====<text:line-break/>Usage of SRM in the context of this.</text:p>
      <text:p text:style-name="Standard">Used for data staging in and out. </text:p>
      <text:p text:style-name="Standard"><text:s/><text:line-break/>Process<text:line-break/>======</text:p>
      <text:p text:style-name="Standard">What format are we going to present this work?</text:p>
      <text:p text:style-name="Standard">GIN Profile document. (Need to decide on a name but will use GIN Profile for now.)</text:p>
      <text:p text:style-name="Standard">Note: GIN can not submit a specification document. </text:p>
      <text:p text:style-name="Standard">This will be done in GIN and it should be mentioned that this is supported by OGF Europe. </text:p>
      <text:p text:style-name="Standard"/>
      <text:p text:style-name="Standard">Need a place to document work and an email list to commuicate. Would like to keep restricted for now until ready to present. <text:s/>Once presented can move to GIN gridforge page and email list. </text:p>
      <text:p text:style-name="Standard"/>
      <text:p text:style-name="Standard"/>
      <text:p text:style-name="Standard"/>
      <text:p text:style-name="Standard"/>
      <text:p text:style-name="Standard"><text:s text:c="2"/><text:line-break/>Timelines</text:p>
      <text:p text:style-name="Standard"/>
      <text:p text:style-name="Standard">Actions:</text:p>
      <text:p text:style-name="Standard">=======</text:p>
      <text:p text:style-name="Standard">Unicore to send Glue examples to the Glue group to add to the examples page - Shiraz</text:p>
      <text:p text:style-name="Standard"><text:soft-page-break/>glite(cream) needs to provide feedback to the JSDL experience document. (Maybe in public comments) - Moreno</text:p>
      <text:p text:style-name="Standard">Go through the Glue model and flatten it to find what would be required for Job Request. - <text:s/>Balazs with Sergio</text:p>
      <text:p text:style-name="Standard">Investigate how to specify data sources – Laurence/ Flavia</text:p>
      <text:p text:style-name="Standard"><text:tab/>How to specify a meta data catalog if one is required. <text:s/></text:p>
      <text:p text:style-name="Standard">Investigate methods to specific JDSL compliance (the soap method) (use scrict). - Shabaz</text:p>
      <text:p text:style-name="Standard">Need to check how DMI relates to BES for data staging. - Moris </text:p>
      <text:p text:style-name="Standard">Check computing activities vs usage record schema and act upon this. - Sergio/Shiraz <text:s/></text:p>
      <text:p text:style-name="Standard">Collect state models for other systems, WMS, Cream, Unicore etc. - Laurence/Shabaz </text:p>
      <text:p text:style-name="Standard">Someone needs to compare batch system states and make a proposal for the LRMS states. Balazs </text:p>
      <text:p text:style-name="Standard">Find the useful point in the HPC profile document and move them to the GIN Profile document. - Soomeone. <text:s/></text:p>
      <text:p text:style-name="Standard">Identify the correct Security Group to discuss security policies with - Moris. </text:p>
      <text:p text:style-name="Standard">Discuss with Flavia the usage of the SRM in JSDL for data staging. - Laurence </text:p>
      <text:p text:style-name="Standard">Investigate redirecting calls to a different service – postpone. Glue Attribute (Related Services?), should not be done automagically <text:s text:c="3"/>- Laurence</text:p>
      <text:p text:style-name="Standard">Set up and email list of this work – Laurence</text:p>
      <text:p text:style-name="Standard">proposal for the core JSDL structure - <text:s/>Laurence/EGEE/ Moreno</text:p>
      <text:p text:style-name="Standard">Create a list of list of elements that we need. - Laurence/EGEE/Moreno</text:p>
      <text:p text:style-name="Standard">Identify which are existing and which are missing. <text:s/>- Laurence/EGEE/Moreno</text:p>
      <text:p text:style-name="Standard">Need to define action items on BES - Laurence</text:p>
      <text:p text:style-name="Standard">Write up this into a document. Start of GIN profile. Johannes.</text:p>
      <text:p text:style-name="Standard">See up email list and place for document. Johannes. </text:p>
      <text:p text:style-name="Standard"/>
      <text:p text:style-name="Standard"/>
      <text:p text:style-name="Standard">OGF Singapore – documents written up.</text:p>
      <text:p text:style-name="Standard">See what happens after Singapore. </text:p>
      <text:p text:style-name="Standard"/>
      <text:p text:style-name="Standard"/>
      <text:p text:style-name="Standard">Wish:</text:p>
      <text:p text:style-name="Standard">Draft ready for Christmas</text:p>
      <text:p text:style-name="Standard">Final Documents GIN profile OGF Ital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02T16:32:04</meta:creation-date>
    <dc:date>2008-09-04T12:45:35</dc:date>
    <meta:editing-cycles>96</meta:editing-cycles>
    <meta:editing-duration>PT13H20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25" meta:word-count="1961" meta:character-count="12413"/>
  </office:meta>
</office:document-meta>
</file>